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9in" fo:margin-left="-0.0813in" fo:margin-top="0in" fo:margin-bottom="0in" table:align="left"/>
    </style:style>
    <style:style style:name="Table1.A" style:family="table-column">
      <style:table-column-properties style:column-width="0.8222in"/>
    </style:style>
    <style:style style:name="Table1.B" style:family="table-column">
      <style:table-column-properties style:column-width="3.6667in"/>
    </style:style>
    <style:style style:name="Table1.C" style:family="table-column">
      <style:table-column-properties style:column-width="2.2604in"/>
    </style:style>
    <style:style style:name="Table1.D" style:family="table-column">
      <style:table-column-properties style:column-width="2.250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" fo:padding="0.0694in" fo:border="0.0139in solid #000000"/>
    </style:style>
    <style:style style:name="P1" style:family="paragraph" style:parent-style-name="Standard">
      <style:paragraph-properties loext:contextual-spacing="false" fo:margin-top="0in" fo:margin-bottom="0in" fo:padding="0in" fo:border="none"/>
    </style:style>
    <style:style style:name="P2" style:family="paragraph" style:parent-style-name="Standard">
      <style:paragraph-properties loext:contextual-spacing="false" fo:margin-top="0in" fo:margin-bottom="0in" fo:line-height="100%" fo:orphans="0" fo:widows="0" fo:padding="0in" fo:border="none"/>
    </style:style>
    <style:style style:name="P3" style:family="paragraph" style:parent-style-name="Standard">
      <style:paragraph-properties loext:contextual-spacing="false" fo:margin-top="0in" fo:margin-bottom="0in" fo:line-height="100%" fo:orphans="0" fo:widows="0" fo:padding="0in" fo:border="none"/>
      <style:text-properties fo:font-weight="bold" style:font-weight-asian="bold"/>
    </style:style>
    <style:style style:name="P4" style:family="paragraph" style:parent-style-name="Standard">
      <style:paragraph-properties loext:contextual-spacing="false" fo:margin-left="0.5in" fo:margin-right="0in" fo:margin-top="0in" fo:margin-bottom="0in" fo:text-indent="0in" style:auto-text-indent="false" fo:padding="0in" fo:border="none"/>
    </style:style>
    <style:style style:name="P5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6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7" style:family="paragraph" style:parent-style-name="Heading_20_2">
      <style:paragraph-properties loext:contextual-spacing="false" fo:margin-top="0.25in" fo:margin-bottom="0.0835in" fo:padding="0in" fo:border="none"/>
    </style:style>
    <style:style style:name="P8" style:family="paragraph" style:parent-style-name="Standard" style:list-style-name="WWNum1">
      <style:paragraph-properties loext:contextual-spacing="true" fo:margin-left="0.5in" fo:margin-right="0in" fo:margin-top="0in" fo:margin-bottom="0in" fo:text-indent="-0.25in" style:auto-text-indent="false" fo:padding="0in" fo:border="none"/>
    </style:style>
    <style:style style:name="P9" style:family="paragraph" style:parent-style-name="Standard" style:list-style-name="WWNum2">
      <style:paragraph-properties loext:contextual-spacing="true" fo:margin-left="0.5in" fo:margin-right="0in" fo:margin-top="0in" fo:margin-bottom="0in" fo:line-height="100%" fo:orphans="0" fo:widows="0" fo:text-indent="-0.25in" style:auto-text-indent="false" fo:padding="0in" fo:border="none"/>
    </style:style>
    <style:style style:name="P10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11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weight="bold" style:font-weight-asian="bold"/>
    </style:style>
    <style:style style:name="P12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4" style:family="paragraph" style:parent-style-name="Standard">
      <style:paragraph-properties loext:contextual-spacing="false" fo:margin-left="0in" fo:margin-right="0in" fo:margin-top="0in" fo:margin-bottom="0in" fo:line-height="100%" fo:text-align="start" style:justify-single-word="false" fo:orphans="0" fo:widows="0" fo:text-indent="0in" style:auto-text-indent="false" fo:padding="0in" fo:border="none"/>
      <style:text-properties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5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P16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</style:style>
    <style:style style:name="P17" style:family="paragraph" style:parent-style-name="Standard">
      <style:paragraph-properties loext:contextual-spacing="false" fo:margin-top="0in" fo:margin-bottom="0in" fo:line-height="100%" fo:orphans="0" fo:widows="0" fo:padding="0in" fo:border="none"/>
    </style:style>
    <style:style style:name="P18" style:family="paragraph" style:parent-style-name="Heading_20_1" style:master-page-name="Standard">
      <style:paragraph-properties loext:contextual-spacing="false" fo:margin-top="0.278in" fo:margin-bottom="0.0835in" style:page-number="1" fo:padding="0in" fo:border="none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5" style:family="text">
      <style:text-properties fo:color="#000000" style:font-name="Consolas" fo:font-size="10pt" style:text-underline-style="solid" style:text-underline-width="auto" style:text-underline-color="font-color" fo:font-weight="bold" style:font-name-asian="Consolas" style:font-size-asian="10pt" style:font-weight-asian="bold" style:font-name-complex="Consolas" style:font-size-complex="10pt" style:font-weight-complex="bold"/>
    </style:style>
    <style:style style:name="T6" style:family="text">
      <style:text-properties fo:color="#000000" style:font-name="Consolas" fo:font-size="10pt" style:text-underline-style="solid" style:text-underline-width="auto" style:text-underline-color="font-color" fo:font-weight="normal" style:font-name-asian="Consolas" style:font-size-asian="10pt" style:font-weight-asian="normal" style:font-name-complex="Consolas" style:font-size-complex="10pt" style:font-weight-complex="normal"/>
    </style:style>
    <style:style style:name="T7" style:family="text">
      <style:text-properties fo:color="#000000"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  <style:style style:name="T8" style:family="text">
      <style:text-properties style:font-name="Consolas" fo:font-size="10pt" style:font-name-asian="Consolas" style:font-size-asian="10pt" style:font-name-complex="Consolas" style:font-size-complex="10pt"/>
    </style:style>
    <style:style style:name="T9" style:family="text">
      <style:text-properties style:font-name="Consolas" fo:font-size="10pt" style:text-underline-style="solid" style:text-underline-width="auto" style:text-underline-color="font-color" style:font-name-asian="Consolas" style:font-size-asian="10pt" style:font-name-complex="Consolas" style:font-size-complex="10pt"/>
    </style:style>
    <style:style style:name="T10" style:family="text">
      <style:text-properties style:font-name="Consolas" fo:font-size="10pt" style:text-underline-style="solid" style:text-underline-width="auto" style:text-underline-color="font-color" fo:font-weight="bold" style:font-name-asian="Consolas" style:font-size-asian="10pt" style:font-weight-asian="bold" style:font-name-complex="Consolas" style:font-size-complex="10pt" style:font-weight-complex="bold"/>
    </style:style>
    <style:style style:name="T11" style:family="text">
      <style:text-properties style:font-name="Consolas" fo:font-size="10pt" style:text-underline-style="solid" style:text-underline-width="auto" style:text-underline-color="font-color" fo:font-weight="normal" style:font-name-asian="Consolas" style:font-size-asian="10pt" style:font-weight-asian="normal" style:font-name-complex="Consolas" style:font-size-complex="10pt" style:font-weight-complex="normal"/>
    </style:style>
    <style:style style:name="T12" style:family="text">
      <style:text-properties style:font-name="Consolas" fo:font-size="10pt" style:text-underline-style="none" fo:font-weight="normal" style:font-name-asian="Consolas" style:font-size-asian="10pt" style:font-weight-asian="normal" style:font-name-complex="Consolas" style:font-size-complex="10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7zc81fzsob3"/>Lab 05: Black Box Test Plan</text:p>
      <text:p text:style-name="P7"><text:bookmark text:name="_68rn3s2fl7x0"/>Test Overview</text:p>
      <text:p text:style-name="P1">To run the tests:</text:p>
      <text:list xml:id="list3240573565600795507" text:style-name="WWNum1">
        <text:list-item>
          <text:p text:style-name="P8">Right click on PackSchedulerGUI class in the Package Explorer.</text:p>
        </text:list-item>
        <text:list-item>
          <text:p text:style-name="P8">Select Run As &gt; Java Application</text:p>
        </text:list-item>
      </text:list>
      <text:p text:style-name="P1"/>
      <text:p text:style-name="P1">All tests files should be located in the test-files/ folder.</text:p>
      <text:p text:style-name="P1"/>
      <text:p text:style-name="P1">The project should have a registrar.properties file that contain values for the following properties:</text:p>
      <text:p text:style-name="P4">first=</text:p>
      <text:p text:style-name="P4">last=</text:p>
      <text:p text:style-name="P4">id=</text:p>
      <text:p text:style-name="P4">email=</text:p>
      <text:p text:style-name="P4">pw=</text:p>
      <text:p text:style-name="P1"/>
      <text:p text:style-name="P1">The values should be substituted in the tests below as appropriate for the local copy of the registrar.properties file.</text:p>
      <text:p text:style-name="P1"/>
      <text:p text:style-name="P1">If you run all tests independently, you can close the GUI between each test. <text:s/>However, the tests are structured so that they may be run in order without shutting down the GUI.</text:p>
      <text:p text:style-name="P1">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>Test ID</text:p>
          </table:table-cell>
          <table:table-cell table:style-name="Table1.A1" office:value-type="string">
            <text:p text:style-name="P6">Description</text:p>
          </table:table-cell>
          <table:table-cell table:style-name="Table1.A1" office:value-type="string">
            <text:p text:style-name="P6">Expected Results</text:p>
          </table:table-cell>
          <table:table-cell table:style-name="Table1.A1" office:value-type="string">
            <text:p text:style-name="P6">Actual Results</text:p>
          </table:table-cell>
        </table:table-row>
        <table:table-row table:style-name="Table1.1">
          <table:table-cell table:style-name="Table1.A1" office:value-type="string">
            <text:p text:style-name="P5">T1: Invalid Login</text:p>
          </table:table-cell>
          <table:table-cell table:style-name="Table1.A1" office:value-type="string">
            <text:p text:style-name="P5">Preconditions: PackSchedulerGUI has loaded</text:p>
            <text:p text:style-name="P5"/>
            <text:p text:style-name="P5">User ID: <text:span text:style-name="T1">lberg</text:span></text:p>
            <text:p text:style-name="P5">Password: <text:span text:style-name="T1">pw</text:span></text:p>
            <text:p text:style-name="P5">Click <text:span text:style-name="T1">Login</text:span></text:p>
            <text:p text:style-name="P5"/>
            <text:p text:style-name="P5"><text:soft-page-break/>Click <text:span text:style-name="T1">OK</text:span></text:p>
            <text:p text:style-name="P6"/>
            <text:p text:style-name="P5">Click <text:span text:style-name="T1">Clear</text:span></text:p>
            <text:p text:style-name="P5"/>
          </table:table-cell>
          <table:table-cell table:style-name="Table1.A1" office:value-type="string">
            <text:p text:style-name="P5"/>
            <text:p text:style-name="P5"/>
            <text:p text:style-name="P5"/>
            <text:p text:style-name="P5"/>
            <text:p text:style-name="P5">Pop up with message “User doesn’t exist.”</text:p>
            <text:p text:style-name="P5"><text:soft-page-break/></text:p>
            <text:p text:style-name="P5"/>
            <text:p text:style-name="P5">User ID and password text fields are cleared.</text:p>
          </table:table-cell>
          <table:table-cell table:style-name="Table1.A1" office:value-type="string">
            <text:p text:style-name="P5">Pop up with message “User doesn’t exist.”</text:p>
            <text:p text:style-name="P5"/>
            <text:p text:style-name="P5"/>
            <text:p text:style-name="P6">User ID and password text fields are cleared.</text:p>
          </table:table-cell>
        </table:table-row>
        <table:table-row table:style-name="Table1.1">
          <table:table-cell table:style-name="Table1.A1" office:value-type="string">
            <text:p text:style-name="P5">T2: Registrar Login</text:p>
          </table:table-cell>
          <table:table-cell table:style-name="Table1.A1" office:value-type="string">
            <text:p text:style-name="P5">Preconditions: PackSchedulerGUI has loaded</text:p>
            <text:p text:style-name="P5"/>
            <text:p text:style-name="P5">User ID: <text:span text:style-name="T1">registrar.properties.id</text:span></text:p>
            <text:p text:style-name="P5">Password: <text:span text:style-name="T1">registrar.properties.pw</text:span></text:p>
            <text:p text:style-name="P5">Click <text:span text:style-name="T1">Login</text:span></text:p>
            <text:p text:style-name="P6"/>
            <text:p text:style-name="P5"/>
          </table:table-cell>
          <table:table-cell table:style-name="Table1.A1" office:value-type="string">
            <text:p text:style-name="P5"/>
            <text:p text:style-name="P5"/>
            <text:p text:style-name="P5"/>
            <text:p text:style-name="P5"/>
            <text:p text:style-name="P5">View switches to Registrar panel with Student Directory functionality displayed</text:p>
          </table:table-cell>
          <table:table-cell table:style-name="Table1.A1" office:value-type="string">
            <text:p text:style-name="P6">View switches to Registrar panel with Student Directory functionality displayed</text:p>
          </table:table-cell>
        </table:table-row>
        <table:table-row table:style-name="Table1.1">
          <table:table-cell table:style-name="Table1.A1" office:value-type="string">
            <text:p text:style-name="P5">T3: Load Student Directory</text:p>
          </table:table-cell>
          <table:table-cell table:style-name="Table1.A1" office:value-type="string">
            <text:p text:style-name="P2">Preconditions: PackSchedulerGUI has loaded and registrar user is logged in (T2)</text:p>
            <text:p text:style-name="P2"/>
            <text:p text:style-name="P2">Click <text:span text:style-name="T1">Load Student Directory</text:span></text:p>
            <text:p text:style-name="P2">Select <text:span text:style-name="T1">test-files/student_records.txt</text:span></text:p>
            <text:p text:style-name="P2">Click <text:span text:style-name="T1">Select</text:span></text:p>
          </table:table-cell>
          <table:table-cell table:style-name="Table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10 students are listed in alphabetical order by last name. <text:s/>The list starts with Demetrius Austin and ends with Griffith Stone.</text:p>
          </table:table-cell>
          <table:table-cell table:style-name="Table1.A1" office:value-type="string">
            <text:p text:style-name="P6">10 students are listed in alphabetical order by last name. <text:s/>The list starts with Demetrius Austin and ends with Griffith Stone.</text:p>
          </table:table-cell>
        </table:table-row>
        <table:table-row table:style-name="Table1.1">
          <table:table-cell table:style-name="Table1.A1" office:value-type="string">
            <text:p text:style-name="P5">T4: Add Invalid Student - no first name</text:p>
          </table:table-cell>
          <table:table-cell table:style-name="Table1.A1" office:value-type="string">
            <text:p text:style-name="P2">Preconditions: PackSchedulerGUI has loaded and registrar user is logged in (T2). <text:s/>T3 has run.</text:p>
            <text:p text:style-name="P2"/>
            <text:p text:style-name="P2">Enter the following in the Student Information section:</text:p>
            <text:list xml:id="list4365006352526013264" text:style-name="WWNum2">
              <text:list-item>
                <text:p text:style-name="P9">First Name: </text:p>
              </text:list-item>
              <text:list-item>
                <text:p text:style-name="P9">Last Name: <text:span text:style-name="T1">Wilkins</text:span></text:p>
              </text:list-item>
              <text:list-item>
                <text:p text:style-name="P9">ID: <text:span text:style-name="T1">pwilkins</text:span></text:p>
              </text:list-item>
              <text:list-item>
                <text:p text:style-name="P9">Email: <text:span text:style-name="T1">pwilkins@ncsu.edu</text:span></text:p>
              </text:list-item>
              <text:list-item>
                <text:p text:style-name="P9">Password: <text:span text:style-name="T1">pw</text:span></text:p>
              </text:list-item>
              <text:list-item>
                <text:p text:style-name="P9">Repeat Password: <text:span text:style-name="T1">pw</text:span></text:p>
              </text:list-item>
              <text:list-item>
                <text:p text:style-name="P9">Max Credits: <text:span text:style-name="T1">15</text:span></text:p>
              </text:list-item>
            </text:list>
            <text:p text:style-name="P2"><text:soft-page-break/>Click <text:span text:style-name="T1">Add Student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<text:soft-page-break/>Error Message: Invalid first name</text:p>
          </table:table-cell>
          <table:table-cell table:style-name="Table1.A1" office:value-type="string">
            <text:p text:style-name="P6">Error Message: Invalid first name</text:p>
          </table:table-cell>
        </table:table-row>
        <table:table-row table:style-name="Table1.1">
          <table:table-cell table:style-name="Table1.A1" office:value-type="string">
            <text:p text:style-name="P2">T5: Add Invalid Student - no last name</text:p>
          </table:table-cell>
          <table:table-cell table:style-name="Table1.A1" office:value-type="string">
            <text:p text:style-name="P2">Preconditions: PackSchedulerGUI has loaded and registrar user is logged in (T2). <text:s/>T3 has run.</text:p>
            <text:p text:style-name="P2"/>
            <text:p text:style-name="P2">Enter the following in the Student Information section:</text:p>
            <text:list xml:id="list36254383" text:continue-numbering="true" text:style-name="WWNum2">
              <text:list-item>
                <text:p text:style-name="P9">First Name: <text:span text:style-name="T1">Patience</text:span></text:p>
              </text:list-item>
              <text:list-item>
                <text:p text:style-name="P9">Last Name: </text:p>
              </text:list-item>
              <text:list-item>
                <text:p text:style-name="P9">ID: <text:span text:style-name="T1">pwilkins</text:span></text:p>
              </text:list-item>
              <text:list-item>
                <text:p text:style-name="P9">Email: <text:span text:style-name="T1">pwilkins@ncsu.edu</text:span></text:p>
              </text:list-item>
              <text:list-item>
                <text:p text:style-name="P9">Password: <text:span text:style-name="T1">pw</text:span></text:p>
              </text:list-item>
              <text:list-item>
                <text:p text:style-name="P9">Repeat Password: <text:span text:style-name="T1">pw</text:span></text:p>
              </text:list-item>
              <text:list-item>
                <text:p text:style-name="P9">Max Credits: <text:span text:style-name="T1">15</text:span></text:p>
              </text:list-item>
            </text:list>
            <text:p text:style-name="P2">Click <text:span text:style-name="T1">Add Student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2">Error Message: Invalid last name</text:p>
            <text:p text:style-name="P5"/>
          </table:table-cell>
          <table:table-cell table:style-name="Table1.A1" office:value-type="string">
            <text:p text:style-name="P6">Error Message: Invalid last name</text:p>
          </table:table-cell>
        </table:table-row>
        <table:table-row table:style-name="Table1.1">
          <table:table-cell table:style-name="Table1.A1" office:value-type="string">
            <text:p text:style-name="P2">T6: Add Invalid Student - no id </text:p>
          </table:table-cell>
          <table:table-cell table:style-name="Table1.A1" office:value-type="string">
            <text:p text:style-name="P2">Preconditions: PackSchedulerGUI has loaded and registrar user is logged in (T2). <text:s/>T3 has run.</text:p>
            <text:p text:style-name="P2"/>
            <text:p text:style-name="P2">Enter the following in the Student Information section:</text:p>
            <text:list xml:id="list36284214" text:continue-numbering="true" text:style-name="WWNum2">
              <text:list-item>
                <text:p text:style-name="P9">First Name: <text:span text:style-name="T1">Patience</text:span></text:p>
              </text:list-item>
              <text:list-item>
                <text:p text:style-name="P9">Last Name: <text:span text:style-name="T1">Wilkins</text:span></text:p>
              </text:list-item>
              <text:list-item>
                <text:p text:style-name="P9">ID: </text:p>
              </text:list-item>
              <text:list-item>
                <text:p text:style-name="P9">Email: <text:span text:style-name="T1">pwilkins@ncsu.edu</text:span></text:p>
              </text:list-item>
              <text:list-item>
                <text:p text:style-name="P9">Password: <text:span text:style-name="T1">pw</text:span></text:p>
              </text:list-item>
              <text:list-item>
                <text:p text:style-name="P9">Repeat Password: <text:span text:style-name="T1">pw</text:span></text:p>
              </text:list-item>
              <text:list-item>
                <text:p text:style-name="P9">Max Credits: <text:span text:style-name="T1">15</text:span></text:p>
              </text:list-item>
            </text:list>
            <text:p text:style-name="P2">Click <text:span text:style-name="T1">Add Student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Error Message: Invalid id</text:p>
            <text:p text:style-name="P2"/>
          </table:table-cell>
          <table:table-cell table:style-name="Table1.A1" office:value-type="string">
            <text:p text:style-name="P6">Error Message: Invalid id</text:p>
          </table:table-cell>
        </table:table-row>
        <text:soft-page-break/>
        <table:table-row table:style-name="Table1.1">
          <table:table-cell table:style-name="Table1.A1" office:value-type="string">
            <text:p text:style-name="P2">T7: Add Invalid Student - no email </text:p>
          </table:table-cell>
          <table:table-cell table:style-name="Table1.A1" office:value-type="string">
            <text:p text:style-name="P2">Preconditions: PackSchedulerGUI has loaded and registrar user is logged in (T2). <text:s/>T3 has run.</text:p>
            <text:p text:style-name="P2"/>
            <text:p text:style-name="P2">Enter the following in the Student Information section:</text:p>
            <text:list xml:id="list36285824" text:continue-numbering="true" text:style-name="WWNum2">
              <text:list-item>
                <text:p text:style-name="P9">First Name: <text:span text:style-name="T1">Patience</text:span></text:p>
              </text:list-item>
              <text:list-item>
                <text:p text:style-name="P9">Last Name: <text:span text:style-name="T1">Wilkins</text:span></text:p>
              </text:list-item>
              <text:list-item>
                <text:p text:style-name="P9">ID: <text:span text:style-name="T1">pwilkins</text:span></text:p>
              </text:list-item>
              <text:list-item>
                <text:p text:style-name="P9">Email: </text:p>
              </text:list-item>
              <text:list-item>
                <text:p text:style-name="P9">Password: <text:span text:style-name="T1">pw</text:span></text:p>
              </text:list-item>
              <text:list-item>
                <text:p text:style-name="P9">Repeat Password: <text:span text:style-name="T1">pw</text:span></text:p>
              </text:list-item>
              <text:list-item>
                <text:p text:style-name="P9">Max Credits: <text:span text:style-name="T1">15</text:span></text:p>
              </text:list-item>
            </text:list>
            <text:p text:style-name="P2">Click <text:span text:style-name="T1">Add Student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Error Message: Invalid email</text:p>
            <text:p text:style-name="P2"/>
          </table:table-cell>
          <table:table-cell table:style-name="Table1.A1" office:value-type="string">
            <text:p text:style-name="P6">Error Message: Invalid email</text:p>
          </table:table-cell>
        </table:table-row>
        <table:table-row table:style-name="Table1.1">
          <table:table-cell table:style-name="Table1.A1" office:value-type="string">
            <text:p text:style-name="P2">T8: Add Invalid Student - invalid email</text:p>
          </table:table-cell>
          <table:table-cell table:style-name="Table1.A1" office:value-type="string">
            <text:p text:style-name="P2">PPreconditions: PackSchedulerGUI has loaded and registrar user is logged in (T2). <text:s/>T3 has run.</text:p>
            <text:p text:style-name="P2"/>
            <text:p text:style-name="P2">Enter the following in the Student Information section:</text:p>
            <text:list xml:id="list36259078" text:continue-numbering="true" text:style-name="WWNum2">
              <text:list-item>
                <text:p text:style-name="P9">First Name: <text:span text:style-name="T1">Patience</text:span></text:p>
              </text:list-item>
              <text:list-item>
                <text:p text:style-name="P9">Last Name: <text:span text:style-name="T1">Wilkins</text:span></text:p>
              </text:list-item>
              <text:list-item>
                <text:p text:style-name="P9">ID: <text:span text:style-name="T1">pwilkins</text:span></text:p>
              </text:list-item>
              <text:list-item>
                <text:p text:style-name="P9">Email: <text:span text:style-name="T1">pwilkinsncsu.edu</text:span></text:p>
              </text:list-item>
              <text:list-item>
                <text:p text:style-name="P9">Password: <text:span text:style-name="T1">pw</text:span></text:p>
              </text:list-item>
              <text:list-item>
                <text:p text:style-name="P9">Repeat Password: <text:span text:style-name="T1">pw</text:span></text:p>
              </text:list-item>
              <text:list-item>
                <text:p text:style-name="P9">Max Credits: <text:span text:style-name="T1">15</text:span></text:p>
              </text:list-item>
            </text:list>
            <text:p text:style-name="P2">Click <text:span text:style-name="T1">Add Student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Error Message: Invalid email</text:p>
            <text:p text:style-name="P2"/>
          </table:table-cell>
          <table:table-cell table:style-name="Table1.A1" office:value-type="string">
            <text:p text:style-name="P6">Error Message: Invalid email</text:p>
          </table:table-cell>
        </table:table-row>
        <table:table-row table:style-name="Table1.1">
          <table:table-cell table:style-name="Table1.A1" office:value-type="string">
            <text:p text:style-name="P2">T9: Add Invalid Student - password<text:soft-page-break/>s don’t match</text:p>
          </table:table-cell>
          <table:table-cell table:style-name="Table1.A1" office:value-type="string">
            <text:p text:style-name="P2">Preconditions: PackSchedulerGUI has loaded and registrar user is logged in (T2). <text:s/>T3 has run.</text:p>
            <text:p text:style-name="P2"/>
            <text:p text:style-name="P2">Enter the following in the Student Information <text:soft-page-break/>section:</text:p>
            <text:list xml:id="list36257174" text:continue-numbering="true" text:style-name="WWNum2">
              <text:list-item>
                <text:p text:style-name="P9">First Name: <text:span text:style-name="T1">Patience</text:span></text:p>
              </text:list-item>
              <text:list-item>
                <text:p text:style-name="P9">Last Name: <text:span text:style-name="T1">Wilkins</text:span></text:p>
              </text:list-item>
              <text:list-item>
                <text:p text:style-name="P9">ID: <text:span text:style-name="T1">pwilkins</text:span></text:p>
              </text:list-item>
              <text:list-item>
                <text:p text:style-name="P9">Email: <text:span text:style-name="T1">pwilkins@ncsu.edu</text:span></text:p>
              </text:list-item>
              <text:list-item>
                <text:p text:style-name="P9">Password: <text:span text:style-name="T1">pw1</text:span></text:p>
              </text:list-item>
              <text:list-item>
                <text:p text:style-name="P9">Repeat Password: <text:span text:style-name="T1">pw</text:span></text:p>
              </text:list-item>
              <text:list-item>
                <text:p text:style-name="P9">Max Credits: <text:span text:style-name="T1">15</text:span></text:p>
              </text:list-item>
            </text:list>
            <text:p text:style-name="P2">Click <text:span text:style-name="T1">Add Student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><text:soft-page-break/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Error Message: Passwords do not match</text:p>
            <text:p text:style-name="P2"/>
          </table:table-cell>
          <table:table-cell table:style-name="Table1.A1" office:value-type="string">
            <text:p text:style-name="P6">Error Message: Passwords do not match</text:p>
          </table:table-cell>
        </table:table-row>
        <table:table-row table:style-name="Table1.1">
          <table:table-cell table:style-name="Table1.A1" office:value-type="string">
            <text:p text:style-name="P2">T10: Add Invalid Student - zero max credits</text:p>
          </table:table-cell>
          <table:table-cell table:style-name="Table1.A1" office:value-type="string">
            <text:p text:style-name="P2">Preconditions: PackSchedulerGUI has loaded and registrar user is logged in (T2). <text:s/>T3 has run.</text:p>
            <text:p text:style-name="P2"/>
            <text:p text:style-name="P2">Enter the following in the Student Information section:</text:p>
            <text:list xml:id="list36281331" text:continue-numbering="true" text:style-name="WWNum2">
              <text:list-item>
                <text:p text:style-name="P9">First Name: <text:span text:style-name="T1">Patience</text:span></text:p>
              </text:list-item>
              <text:list-item>
                <text:p text:style-name="P9">Last Name: <text:span text:style-name="T1">Wilkins</text:span></text:p>
              </text:list-item>
              <text:list-item>
                <text:p text:style-name="P9">ID: <text:span text:style-name="T1">pwilkins</text:span></text:p>
              </text:list-item>
              <text:list-item>
                <text:p text:style-name="P9">Email: <text:span text:style-name="T1">pwilkins@ncsu.edu</text:span></text:p>
              </text:list-item>
              <text:list-item>
                <text:p text:style-name="P9">Password: <text:span text:style-name="T1">pw</text:span></text:p>
              </text:list-item>
              <text:list-item>
                <text:p text:style-name="P9">Repeat Password: <text:span text:style-name="T1">pw</text:span></text:p>
              </text:list-item>
              <text:list-item>
                <text:p text:style-name="P9">Max Credits: <text:span text:style-name="T1">0</text:span></text:p>
              </text:list-item>
            </text:list>
            <text:p text:style-name="P2">Click <text:span text:style-name="T1">Add Student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Error Message: Invalid max credits</text:p>
            <text:p text:style-name="P2"/>
          </table:table-cell>
          <table:table-cell table:style-name="Table1.A1" office:value-type="string">
            <text:p text:style-name="P6">Error Message: Invalid max credits</text:p>
          </table:table-cell>
        </table:table-row>
        <table:table-row table:style-name="Table1.1">
          <table:table-cell table:style-name="Table1.A1" office:value-type="string">
            <text:p text:style-name="P2">T11: Add Invalid Student - 11 max credits</text:p>
          </table:table-cell>
          <table:table-cell table:style-name="Table1.A1" office:value-type="string">
            <text:p text:style-name="P2">Preconditions: PackSchedulerGUI has loaded and registrar user is logged in (T2). <text:s/>T3 has run.</text:p>
            <text:p text:style-name="P2"/>
            <text:p text:style-name="P2">Enter the following in the Student Information section:</text:p>
            <text:list xml:id="list36264050" text:continue-numbering="true" text:style-name="WWNum2">
              <text:list-item>
                <text:p text:style-name="P9">First Name: <text:span text:style-name="T1">Patience</text:span></text:p>
              </text:list-item>
              <text:list-item>
                <text:p text:style-name="P9">Last Name: <text:span text:style-name="T1">Wilkins</text:span></text:p>
              </text:list-item>
              <text:list-item>
                <text:p text:style-name="P9">ID: <text:span text:style-name="T1">pwilkins</text:span></text:p>
              </text:list-item>
              <text:list-item>
                <text:p text:style-name="P9"><text:soft-page-break/>Email: <text:span text:style-name="T1">pwilkins@ncsu.edu</text:span></text:p>
              </text:list-item>
              <text:list-item>
                <text:p text:style-name="P9">Password: <text:span text:style-name="T1">pw</text:span></text:p>
              </text:list-item>
              <text:list-item>
                <text:p text:style-name="P9">Repeat Password: <text:span text:style-name="T1">pw</text:span></text:p>
              </text:list-item>
              <text:list-item>
                <text:p text:style-name="P9">Max Credits: <text:span text:style-name="T1">19</text:span></text:p>
              </text:list-item>
            </text:list>
            <text:p text:style-name="P2">Click <text:span text:style-name="T1">Add Student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oft-page-break/></text:p>
            <text:p text:style-name="P2"/>
            <text:p text:style-name="P2"/>
            <text:p text:style-name="P2"/>
            <text:p text:style-name="P2">Error Message: Invalid max credits</text:p>
            <text:p text:style-name="P2"/>
          </table:table-cell>
          <table:table-cell table:style-name="Table1.A1" office:value-type="string">
            <text:p text:style-name="P6">Error Message: Invalid max credits</text:p>
          </table:table-cell>
        </table:table-row>
        <table:table-row table:style-name="Table1.1">
          <table:table-cell table:style-name="Table1.A1" office:value-type="string">
            <text:p text:style-name="P2">T12: Add Student - end</text:p>
          </table:table-cell>
          <table:table-cell table:style-name="Table1.A1" office:value-type="string">
            <text:p text:style-name="P2">Preconditions: PackSchedulerGUI has loaded and registrar user is logged in (T2). <text:s/>T3 has run.</text:p>
            <text:p text:style-name="P2"/>
            <text:p text:style-name="P2">Enter the following in the Student Information section:</text:p>
            <text:list xml:id="list36261154" text:continue-numbering="true" text:style-name="WWNum2">
              <text:list-item>
                <text:p text:style-name="P9">First Name: <text:span text:style-name="T1">Patience</text:span></text:p>
              </text:list-item>
              <text:list-item>
                <text:p text:style-name="P9">Last Name: <text:span text:style-name="T1">Wilkins</text:span></text:p>
              </text:list-item>
              <text:list-item>
                <text:p text:style-name="P9">ID: <text:span text:style-name="T1">pwilkins</text:span></text:p>
              </text:list-item>
              <text:list-item>
                <text:p text:style-name="P9">Email: <text:span text:style-name="T1">pwilkins@ncsu.edu</text:span></text:p>
              </text:list-item>
              <text:list-item>
                <text:p text:style-name="P9">Password: <text:span text:style-name="T1">pw</text:span></text:p>
              </text:list-item>
              <text:list-item>
                <text:p text:style-name="P9">Repeat Password: <text:span text:style-name="T1">pw</text:span></text:p>
              </text:list-item>
              <text:list-item>
                <text:p text:style-name="P9">Max Credits: <text:span text:style-name="T1">15</text:span></text:p>
              </text:list-item>
            </text:list>
            <text:p text:style-name="P2">Click <text:span text:style-name="T1">Add Student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Patience Wilkins is added to the Student Directory and is the last student in the list.</text:p>
          </table:table-cell>
          <table:table-cell table:style-name="Table1.A1" office:value-type="string">
            <text:p text:style-name="P6">Patience Wilkins is added to the Student Directory and is the last student in the list.</text:p>
          </table:table-cell>
        </table:table-row>
        <table:table-row table:style-name="Table1.1">
          <table:table-cell table:style-name="Table1.A1" office:value-type="string">
            <text:p text:style-name="P2">T13: Add Student - middle</text:p>
          </table:table-cell>
          <table:table-cell table:style-name="Table1.A1" office:value-type="string">
            <text:p text:style-name="P2">Preconditions: PackSchedulerGUI has loaded and registrar user is logged in (T2). <text:s/>T3 has run.</text:p>
            <text:p text:style-name="P2"/>
            <text:p text:style-name="P2">Enter the following in the Student Information section:</text:p>
            <text:list xml:id="list36281803" text:continue-numbering="true" text:style-name="WWNum2">
              <text:list-item>
                <text:p text:style-name="P9">First Name: <text:span text:style-name="T1">Rylee</text:span></text:p>
              </text:list-item>
              <text:list-item>
                <text:p text:style-name="P9">Last Name: <text:span text:style-name="T1">Puckett</text:span></text:p>
              </text:list-item>
              <text:list-item>
                <text:p text:style-name="P9">ID: <text:span text:style-name="T1">rpuckett</text:span></text:p>
              </text:list-item>
              <text:list-item>
                <text:p text:style-name="P9">Email: <text:span text:style-name="T1">rpuckett@ncsu.edu</text:span></text:p>
              </text:list-item>
              <text:list-item>
                <text:p text:style-name="P9">Password: <text:span text:style-name="T1">pw</text:span></text:p>
              </text:list-item>
              <text:list-item>
                <text:p text:style-name="P9">Repeat Password: <text:span text:style-name="T1">pw</text:span></text:p>
              </text:list-item>
              <text:list-item>
                <text:p text:style-name="P9">Max Credits: <text:span text:style-name="T1">15</text:span></text:p>
              </text:list-item>
            </text:list>
            <text:p text:style-name="P2"><text:soft-page-break/>Click <text:span text:style-name="T1">Add Student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oft-page-break/>Rylee Puckett is added to the Student Directory between Dylan Nolan and Cassandra Schwartz</text:p>
          </table:table-cell>
          <table:table-cell table:style-name="Table1.A1" office:value-type="string">
            <text:p text:style-name="P6">Rylee Puckett is added to the Student Directory between Dylan Nolan and Cassandra Schwartz</text:p>
          </table:table-cell>
        </table:table-row>
        <table:table-row table:style-name="Table1.1">
          <table:table-cell table:style-name="Table1.A1" office:value-type="string">
            <text:p text:style-name="P2">T14: Add Student - front</text:p>
          </table:table-cell>
          <table:table-cell table:style-name="Table1.A1" office:value-type="string">
            <text:p text:style-name="P2">Preconditions: PackSchedulerGUI has loaded and registrar user is logged in (T2). <text:s/>T3 has run.</text:p>
            <text:p text:style-name="P2"/>
            <text:p text:style-name="P2">Enter the following in the Student Information section:</text:p>
            <text:list xml:id="list36263973" text:continue-numbering="true" text:style-name="WWNum2">
              <text:list-item>
                <text:p text:style-name="P9">First Name: <text:span text:style-name="T1">Melvin</text:span></text:p>
              </text:list-item>
              <text:list-item>
                <text:p text:style-name="P9">Last Name: <text:span text:style-name="T1">Acevedo</text:span></text:p>
              </text:list-item>
              <text:list-item>
                <text:p text:style-name="P9">ID: <text:span text:style-name="T1">macevedo</text:span></text:p>
              </text:list-item>
              <text:list-item>
                <text:p text:style-name="P9">Email: <text:span text:style-name="T1">macevedo@ncsu.edu</text:span></text:p>
              </text:list-item>
              <text:list-item>
                <text:p text:style-name="P9">Password: <text:span text:style-name="T1">pw</text:span></text:p>
              </text:list-item>
              <text:list-item>
                <text:p text:style-name="P9">Repeat Password: <text:span text:style-name="T1">pw</text:span></text:p>
              </text:list-item>
              <text:list-item>
                <text:p text:style-name="P9">Max Credits: <text:span text:style-name="T1">15</text:span></text:p>
              </text:list-item>
            </text:list>
            <text:p text:style-name="P2">Click <text:span text:style-name="T1">Add Student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Melvin Acevedo is added to the Student Directory and is the first student in the list.</text:p>
          </table:table-cell>
          <table:table-cell table:style-name="Table1.A1" office:value-type="string">
            <text:p text:style-name="P6">Melvin Acevedo is added to the Student Directory and is the first student in the list.</text:p>
          </table:table-cell>
        </table:table-row>
        <table:table-row table:style-name="Table1.1">
          <table:table-cell table:style-name="Table1.A1" office:value-type="string">
            <text:p text:style-name="P2">T15: Remove Student - no selection</text:p>
          </table:table-cell>
          <table:table-cell table:style-name="Table1.A1" office:value-type="string">
            <text:p text:style-name="P2">Preconditions: PackSchedulerGUI has loaded and registrar user is logged in (T2). <text:s/></text:p>
            <text:p text:style-name="P2"/>
            <text:p text:style-name="P2">Click <text:span text:style-name="T1">Remove Student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>Error Message: No student selected</text:p>
          </table:table-cell>
          <table:table-cell table:style-name="Table1.A1" office:value-type="string">
            <text:p text:style-name="P6">Error Message: No student selected</text:p>
          </table:table-cell>
        </table:table-row>
        <table:table-row table:style-name="Table1.1">
          <table:table-cell table:style-name="Table1.A1" office:value-type="string">
            <text:p text:style-name="P2">T16: Remove Student - middle</text:p>
          </table:table-cell>
          <table:table-cell table:style-name="Table1.A1" office:value-type="string">
            <text:p text:style-name="P2">Preconditions: PackSchedulerGUI has loaded and registrar user is logged in (T2). <text:s/></text:p>
            <text:p text:style-name="P2"/>
            <text:p text:style-name="P2">Select <text:span text:style-name="T1">Shannon Hansen</text:span></text:p>
            <text:p text:style-name="P2"/>
            <text:p text:style-name="P2">Click <text:span text:style-name="T1">Remove student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>Shannon Hansen is removed. <text:s/>Athea Hicks follows Emerald Frost in the list</text:p>
            <text:p text:style-name="P2"/>
          </table:table-cell>
          <table:table-cell table:style-name="Table1.A1" office:value-type="string">
            <text:p text:style-name="P6">Shannon Hansen is removed. <text:s/>Athea Hicks follows Emerald Frost in the list</text:p>
          </table:table-cell>
        </table:table-row>
        <text:soft-page-break/>
        <table:table-row table:style-name="Table1.1">
          <table:table-cell table:style-name="Table1.A1" office:value-type="string">
            <text:p text:style-name="P2">T17: Remove Student - front</text:p>
          </table:table-cell>
          <table:table-cell table:style-name="Table1.A1" office:value-type="string">
            <text:p text:style-name="P2">Preconditions: PackSchedulerGUI has loaded and registrar user is logged in (T2). <text:s/>T14 has run.</text:p>
            <text:p text:style-name="P2"/>
            <text:p text:style-name="P2">Select <text:span text:style-name="T1">Melvin Acevedo</text:span></text:p>
            <text:p text:style-name="P2"/>
            <text:p text:style-name="P2">Click <text:span text:style-name="T1">Remove student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>Melvin Acevedo is removed. <text:s/>Demetrius Austin is front of the directory</text:p>
          </table:table-cell>
          <table:table-cell table:style-name="Table1.A1" office:value-type="string">
            <text:p text:style-name="P6">Melvin Acevedo is removed. <text:s/>Demetrius Austin is front of the directory</text:p>
          </table:table-cell>
        </table:table-row>
        <table:table-row table:style-name="Table1.1">
          <table:table-cell table:style-name="Table1.A1" office:value-type="string">
            <text:p text:style-name="P2">T18: Remove Student - back</text:p>
          </table:table-cell>
          <table:table-cell table:style-name="Table1.A1" office:value-type="string">
            <text:p text:style-name="P2">Preconditions: PackSchedulerGUI has loaded and registrar user is logged in (T2). <text:s/>T12 has run.</text:p>
            <text:p text:style-name="P2"/>
            <text:p text:style-name="P2">Select <text:span text:style-name="T1">Patience Wilkins</text:span></text:p>
            <text:p text:style-name="P2"/>
            <text:p text:style-name="P2">Click <text:span text:style-name="T1">Remove student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>Patience Wilkins is removed. <text:s/>Griffith Stone is last in the <text:s/>directory</text:p>
          </table:table-cell>
          <table:table-cell table:style-name="Table1.A1" office:value-type="string">
            <text:p text:style-name="P6">Patience Wilkins is removed. <text:s/>Griffith Stone is last in the <text:s/>directory</text:p>
          </table:table-cell>
        </table:table-row>
        <table:table-row table:style-name="Table1.1">
          <table:table-cell table:style-name="Table1.A1" office:value-type="string">
            <text:p text:style-name="P2">T19: Save Student Directory </text:p>
          </table:table-cell>
          <table:table-cell table:style-name="Table1.A1" office:value-type="string">
            <text:p text:style-name="P2">Preconditions: PackSchedulerGUI has loaded and registrar user is logged in (T2). <text:s/>T12-T18 have run.</text:p>
            <text:p text:style-name="P2"/>
            <text:p text:style-name="P2">Click <text:span text:style-name="T1">Save Student Directory</text:span></text:p>
            <text:p text:style-name="P3"/>
            <text:p text:style-name="P2">Select <text:span text:style-name="T1">test-files</text:span> directory and name the file <text:span text:style-name="T1">t19_student_directory.txt</text:span>.</text:p>
          </table:table-cell>
          <table:table-cell table:style-name="Table1.A1" office:value-type="string">
            <text:p text:style-name="P2">Contents should be (note that the password hash may be different due to encoding): </text:p>
            <text:p text:style-name="P2"/>
            <text:p text:style-name="P2">Demetrius,Austin,daustin,Curabitur.egestas.nunc@placeratorcilacus.co.uk,0ÉRú±"ÃùuŸ¦Ù\7X²F´þâ9•{-OîFâapÄ,18</text:p>
            <text:p text:style-name="P2">Lane,Berg,lberg,sociis@non.org,0ÉRú±"ÃùuŸ¦Ù\7X²F´þâ9•{-OîFâapÄ,14</text:p>
            <text:p text:style-name="P2">Raymond,Brennan,rbrennan,litora.torquent@pellentesquemassalobortis.ca,0ÉRú±"ÃùuŸ¦Ù\7X²F´þâ9•{-OîFâapÄ,12</text:p>
            <text:p text:style-name="P2">Emerald,Frost,efrost,adipiscing@acipsumPhasellus.edu,0ÉRú±"ÃùuŸ¦Ù\7X²F´þâ9•{-<text:soft-page-break/>OîFâapÄ,3</text:p>
            <text:p text:style-name="P2">Althea,Hicks,ahicks,Phasellus.dapibus@luctusfelis.com,0ÉRú±"ÃùuŸ¦Ù\7X²F´þâ9•{-OîFâapÄ,11</text:p>
            <text:p text:style-name="P2">Zahir,King,zking,orci.Donec@ametmassaQuisque.com,0ÉRú±"ÃùuŸ¦Ù\7X²F´þâ9•{-OîFâapÄ,15</text:p>
            <text:p text:style-name="P2">Dylan,Nolan,dnolan,placerat.Cras.dictum@dictum.net,0ÉRú±"ÃùuŸ¦Ù\7X²F´þâ9•{-OîFâapÄ,5</text:p>
            <text:p text:style-name="P2">Rylee,Puckett,rpuckett,rpuckett@ncsu.edu,0ÉRú±"ÃùuŸ¦Ù\7X²F´þâ9•{-OîFâapÄ,15</text:p>
            <text:p text:style-name="P2">Cassandra,Schwartz,cschwartz,semper@imperdietornare.co.uk,0ÉRú±"ÃùuŸ¦Ù\7X²F´þâ9•{-OîFâapÄ,4</text:p>
            <text:p text:style-name="P2">Griffith,Stone,gstone,porta@magnamalesuadavel.net,0ÉRú±"ÃùuŸ¦Ù\7X²F´þâ9•{-OîFâapÄ,17</text:p>
          </table:table-cell>
          <table:table-cell table:style-name="Table1.A1" office:value-type="string">
            <text:p text:style-name="P13"><text:span text:style-name="T2">Contents are:</text:span></text:p>
            <text:p text:style-name="P14"><text:span text:style-name="T2"/></text:p>
            <text:p text:style-name="P14"><text:span text:style-name="T2">Demetrius</text:span>,Austin,<text:span text:style-name="T2">daustin</text:span>,Curabitur.egestas.nunc<text:span text:style-name="T2">@placeratorcilacus.co.uk</text:span>,0ÉRú±"ÃùuŸ¦Ù\7X²F´þâ9•{-OîFâapÄ,18</text:p>
            <text:p text:style-name="P15">Lane,<text:span text:style-name="T2">Berg</text:span>,<text:span text:style-name="T2">lberg</text:span>,<text:span text:style-name="T2">sociis@non.org</text:span>,0ÉRú±"ÃùuŸ¦Ù\7X²F´þâ9•{-OîFâapÄ,14</text:p>
            <text:p text:style-name="P15"><text:span text:style-name="T2">Raymond</text:span>,<text:span text:style-name="T2">Brennan</text:span>,<text:span text:style-name="T2">rbrennan</text:span>,litora.torquent<text:span text:style-name="T2">@pellentesquemassalobortis.ca</text:span>,0ÉRú±"ÃùuŸ¦Ù\7X²F´þâ9•{-OîFâapÄ,12</text:p>
            <text:p text:style-name="P15">Emerald,Frost,<text:span text:style-name="T2">efrost</text:span>,<text:span text:style-name="T2">adipiscing</text:span>@acipsumPhasellus.edu,0ÉRú±"ÃùuŸ¦Ù\7X²F´þâ9•{-OîFâapÄ,3</text:p>
            <text:p text:style-name="P15"><text:span text:style-name="T2">Althea</text:span>,<text:span text:style-name="T2">Hicks</text:span>,<text:span text:style-name="T2">ahicks</text:span>,Phasell<text:soft-page-break/>us.dapibus<text:span text:style-name="T2">@luctusfelis.com</text:span>,0ÉRú±"ÃùuŸ¦Ù\7X²F´þâ9•{-OîFâapÄ,11</text:p>
            <text:p text:style-name="P15"><text:span text:style-name="T2">Zahir</text:span>,King,<text:span text:style-name="T2">zking</text:span>,orci.Donec@ametmassaQuisque.com,0ÉRú±"ÃùuŸ¦Ù\7X²F´þâ9•{-OîFâapÄ,15</text:p>
            <text:p text:style-name="P15">Dylan,<text:span text:style-name="T2">Nolan</text:span>,<text:span text:style-name="T2">dnolan</text:span>,placerat.Cras.dictum<text:span text:style-name="T2">@dictum.net</text:span>,0ÉRú±"ÃùuŸ¦Ù\7X²F´þâ9•{-OîFâapÄ,5</text:p>
            <text:p text:style-name="P15"><text:span text:style-name="T2">Rylee</text:span>,<text:span text:style-name="T2">Puckett</text:span>,<text:span text:style-name="T2">rpuckett</text:span>,<text:span text:style-name="T2">rpuckett@ncsu.edu</text:span>,0ÉRú±"ÃùuŸ¦Ù\7X²F´þâ9•{-OîFâapÄ,15</text:p>
            <text:p text:style-name="P15"><text:span text:style-name="T2">Cassandra</text:span>,<text:span text:style-name="T2">Schwartz</text:span>,<text:span text:style-name="T2">cschwartz</text:span>,<text:span text:style-name="T2">semper@imperdietornare.co.uk</text:span>,0ÉRú±"ÃùuŸ¦Ù\7X²F´þâ9•{-OîFâapÄ,4</text:p>
            <text:p text:style-name="P16"><text:span text:style-name="T7">Griffith</text:span><text:span text:style-name="T12">,Stone,</text:span><text:span text:style-name="T7">gstone</text:span><text:span text:style-name="T12">,</text:span><text:span text:style-name="T7">porta@magnamalesuadavel.net</text:span><text:span text:style-name="T12">,0ÉRú±"ÃùuŸ¦Ù\7X²F</text:span><text:span text:style-name="T8">´þâ9•{-OîFâapÄ,17</text:span></text:p>
          </table:table-cell>
        </table:table-row>
        <table:table-row table:style-name="Table1.1">
          <table:table-cell table:style-name="Table1.A1" office:value-type="string">
            <text:p text:style-name="P2">T20: New Student Directory</text:p>
          </table:table-cell>
          <table:table-cell table:style-name="Table1.A1" office:value-type="string">
            <text:p text:style-name="P2">Preconditions: PackSchedulerGUI has loaded and registrar user is logged in (T2). <text:s/>T12-T18 have run.</text:p>
            <text:p text:style-name="P2"/>
            <text:p text:style-name="P2">Click <text:span text:style-name="T1">New Student Directory</text:span>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2">An empty student directory is shown.</text:p>
          </table:table-cell>
          <table:table-cell table:style-name="Table1.A1" office:value-type="string">
            <text:p text:style-name="P6">An empty student directory is shown.</text:p>
          </table:table-cell>
        </table:table-row>
        <table:table-row table:style-name="Table1.1">
          <table:table-cell table:style-name="Table1.A1" office:value-type="string">
            <text:p text:style-name="P2">T21: Add Student - first</text:p>
          </table:table-cell>
          <table:table-cell table:style-name="Table1.A1" office:value-type="string">
            <text:p text:style-name="P2">Preconditions: PackSchedulerGUI has loaded and registrar user is logged in (T2). <text:s/>T20 has run.</text:p>
            <text:p text:style-name="P2"/>
            <text:p text:style-name="P2">Enter the following in the Student Information section:</text:p>
            <text:list xml:id="list36256457" text:continue-numbering="true" text:style-name="WWNum2">
              <text:list-item>
                <text:p text:style-name="P9"><text:soft-page-break/>First Name: <text:span text:style-name="T1">Patience</text:span></text:p>
              </text:list-item>
              <text:list-item>
                <text:p text:style-name="P9">Last Name: <text:span text:style-name="T1">Wilkins</text:span></text:p>
              </text:list-item>
              <text:list-item>
                <text:p text:style-name="P9">ID: <text:span text:style-name="T1">pwilkins</text:span></text:p>
              </text:list-item>
              <text:list-item>
                <text:p text:style-name="P9">Email: <text:span text:style-name="T1">pwilkins@ncsu.edu</text:span></text:p>
              </text:list-item>
              <text:list-item>
                <text:p text:style-name="P9">Password: <text:span text:style-name="T1">pw</text:span></text:p>
              </text:list-item>
              <text:list-item>
                <text:p text:style-name="P9">Repeat Password: <text:span text:style-name="T1">pw</text:span></text:p>
              </text:list-item>
              <text:list-item>
                <text:p text:style-name="P9">Max Credits: <text:span text:style-name="T1">15</text:span></text:p>
              </text:list-item>
            </text:list>
            <text:p text:style-name="P2">Click <text:span text:style-name="T1">Add Student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><text:soft-page-break/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Patience Wilkins is added to the Student Directory and is the only student in the list.</text:p>
          </table:table-cell>
          <table:table-cell table:style-name="Table1.A1" office:value-type="string">
            <text:p text:style-name="P6">Patience Wilkins is added to the Student Directory and is the only student in the list.</text:p>
          </table:table-cell>
        </table:table-row>
        <table:table-row table:style-name="Table1.1">
          <table:table-cell table:style-name="Table1.A1" office:value-type="string">
            <text:p text:style-name="P2">T22: Course Catalog view</text:p>
          </table:table-cell>
          <table:table-cell table:style-name="Table1.A1" office:value-type="string">
            <text:p text:style-name="P2">Preconditions: PackSchedulerGUI has loaded and registrar user is logged in (T2). </text:p>
            <text:p text:style-name="P2"/>
            <text:p text:style-name="P2">Click <text:span text:style-name="T1">Course Catalog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>Course Catalog functionality displayed</text:p>
          </table:table-cell>
          <table:table-cell table:style-name="Table1.A1" office:value-type="string">
            <text:p text:style-name="P6">Course Catalog functionality displayed</text:p>
          </table:table-cell>
        </table:table-row>
        <table:table-row table:style-name="Table1.1">
          <table:table-cell table:style-name="Table1.A1" office:value-type="string">
            <text:p text:style-name="P2">T23: Load Course Catalog</text:p>
          </table:table-cell>
          <table:table-cell table:style-name="Table1.A1" office:value-type="string">
            <text:p text:style-name="P2">Preconditions: PackSchedulerGUI has loaded and registrar user is logged in (T2)</text:p>
            <text:p text:style-name="P2"/>
            <text:p text:style-name="P2">Click <text:span text:style-name="T1">Load Course Catalog</text:span></text:p>
            <text:p text:style-name="P2">Select <text:span text:style-name="T1">test-files/course_records.txt</text:span></text:p>
            <text:p text:style-name="P2">Click <text:span text:style-name="T1">Select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>8 courses are listed starting with CSC116-001 and ending with CSC230-001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T24: Add Invalid Course - no name</text:p>
          </table:table-cell>
          <table:table-cell table:style-name="Table1.A1" office:value-type="string">
            <text:p text:style-name="P2">Preconditions: PackSchedulerGUI has loaded and registrar user is logged in (T2). <text:s/>T23 has run.</text:p>
            <text:p text:style-name="P2"/>
            <text:p text:style-name="P2">Enter the following in the Course Information section:</text:p>
            <text:list xml:id="list36264395" text:continue-numbering="true" text:style-name="WWNum2">
              <text:list-item>
                <text:p text:style-name="P9">Course Name: </text:p>
              </text:list-item>
              <text:list-item>
                <text:p text:style-name="P9">Course Title: <text:span text:style-name="T1">Computer Organization and Assembly Language</text:span></text:p>
              </text:list-item>
              <text:list-item>
                <text:p text:style-name="P9">Course Section: <text:span text:style-name="T1">001</text:span></text:p>
              </text:list-item>
              <text:list-item>
                <text:p text:style-name="P9">Credits: <text:span text:style-name="T1">3</text:span></text:p>
              </text:list-item>
              <text:list-item>
                <text:p text:style-name="P9"><text:soft-page-break/>Instructor Id: <text:span text:style-name="T1">lasher</text:span></text:p>
              </text:list-item>
              <text:list-item>
                <text:p text:style-name="P9">Start Time: <text:span text:style-name="T1">10:15 AM</text:span></text:p>
              </text:list-item>
              <text:list-item>
                <text:p text:style-name="P9">End Time: <text:span text:style-name="T1">11:30 AM</text:span></text:p>
              </text:list-item>
              <text:list-item>
                <text:p text:style-name="P9">Meeting Days: <text:span text:style-name="T1">Tuesday &amp; Thursday</text:span></text:p>
              </text:list-item>
            </text:list>
            <text:p text:style-name="P2">Click <text:span text:style-name="T1">Add Course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oft-page-break/></text:p>
            <text:p text:style-name="P2"/>
            <text:p text:style-name="P2"/>
            <text:p text:style-name="P2"/>
            <text:p text:style-name="P2">Error Message: Invalid course name</text:p>
          </table:table-cell>
          <table:table-cell table:style-name="Table1.A1" office:value-type="string">
            <text:p text:style-name="P6">Error Message: Invalid course name</text:p>
          </table:table-cell>
        </table:table-row>
        <table:table-row table:style-name="Table1.1">
          <table:table-cell table:style-name="Table1.A1" office:value-type="string">
            <text:p text:style-name="P2">T25: Add Invalid Course - no title</text:p>
          </table:table-cell>
          <table:table-cell table:style-name="Table1.A1" office:value-type="string">
            <text:p text:style-name="P2">Preconditions: PackSchedulerGUI has loaded and registrar user is logged in (T2). <text:s/>T23 <text:s/>has run.</text:p>
            <text:p text:style-name="P2"/>
            <text:p text:style-name="P2">Enter the following in the Course Information section:</text:p>
            <text:list xml:id="list36271174" text:continue-numbering="true" text:style-name="WWNum2">
              <text:list-item>
                <text:p text:style-name="P9">Course Name: <text:span text:style-name="T1">CSC236</text:span></text:p>
              </text:list-item>
              <text:list-item>
                <text:p text:style-name="P9">Course Title: </text:p>
              </text:list-item>
              <text:list-item>
                <text:p text:style-name="P9">Course Section: <text:span text:style-name="T1">001</text:span></text:p>
              </text:list-item>
              <text:list-item>
                <text:p text:style-name="P9">Credits: <text:span text:style-name="T1">3</text:span></text:p>
              </text:list-item>
              <text:list-item>
                <text:p text:style-name="P9">Instructor Id: <text:span text:style-name="T1">lasher</text:span></text:p>
              </text:list-item>
              <text:list-item>
                <text:p text:style-name="P9">Start Time: <text:span text:style-name="T1">10:15 AM</text:span></text:p>
              </text:list-item>
              <text:list-item>
                <text:p text:style-name="P9">End Time: <text:span text:style-name="T1">11:30 AM</text:span></text:p>
              </text:list-item>
              <text:list-item>
                <text:p text:style-name="P9">Meeting Days: <text:span text:style-name="T1">Tuesday &amp; Thursday</text:span></text:p>
              </text:list-item>
            </text:list>
            <text:p text:style-name="P2">Click <text:span text:style-name="T1">Add Course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Error Message: Invalid course title</text:p>
          </table:table-cell>
          <table:table-cell table:style-name="Table1.A1" office:value-type="string">
            <text:p text:style-name="P6">Error Message: Invalid course title</text:p>
          </table:table-cell>
        </table:table-row>
        <table:table-row table:style-name="Table1.1">
          <table:table-cell table:style-name="Table1.A1" office:value-type="string">
            <text:p text:style-name="P2">T26: Add Invalid Course - no section</text:p>
          </table:table-cell>
          <table:table-cell table:style-name="Table1.A1" office:value-type="string">
            <text:p text:style-name="P2">Preconditions: PackSchedulerGUI has loaded and registrar user is logged in (T2). <text:s/>T23 has run.</text:p>
            <text:p text:style-name="P2"/>
            <text:p text:style-name="P2">Enter the following in the Course Information section:</text:p>
            <text:list xml:id="list36280778" text:continue-numbering="true" text:style-name="WWNum2">
              <text:list-item>
                <text:p text:style-name="P9">Course Name: <text:span text:style-name="T1">CSC236</text:span></text:p>
              </text:list-item>
              <text:list-item>
                <text:p text:style-name="P9">Course Title: <text:span text:style-name="T1">Computer Organization and Assembly Language</text:span></text:p>
              </text:list-item>
              <text:list-item>
                <text:p text:style-name="P9">Course Section: </text:p>
              </text:list-item>
              <text:list-item>
                <text:p text:style-name="P9">Credits: <text:span text:style-name="T1">3</text:span></text:p>
              </text:list-item>
              <text:list-item>
                <text:p text:style-name="P9">Instructor Id: <text:span text:style-name="T1">lasher</text:span></text:p>
              </text:list-item>
              <text:list-item>
                <text:p text:style-name="P9"><text:soft-page-break/>Start Time: <text:span text:style-name="T1">10:15 AM</text:span></text:p>
              </text:list-item>
              <text:list-item>
                <text:p text:style-name="P9">End Time: <text:span text:style-name="T1">11:30 AM</text:span></text:p>
              </text:list-item>
              <text:list-item>
                <text:p text:style-name="P9">Meeting Days: <text:span text:style-name="T1">Tuesday &amp; Thursday</text:span></text:p>
              </text:list-item>
            </text:list>
            <text:p text:style-name="P2">Click <text:span text:style-name="T1">Add Course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oft-page-break/></text:p>
            <text:p text:style-name="P2"/>
            <text:p text:style-name="P2"/>
            <text:p text:style-name="P2">Error Message: Invalid section number</text:p>
          </table:table-cell>
          <table:table-cell table:style-name="Table1.A1" office:value-type="string">
            <text:p text:style-name="P6">Error Message: Invalid section number</text:p>
          </table:table-cell>
        </table:table-row>
        <table:table-row table:style-name="Table1.1">
          <table:table-cell table:style-name="Table1.A1" office:value-type="string">
            <text:p text:style-name="P2">T27: Add Invalid Course - section too short</text:p>
          </table:table-cell>
          <table:table-cell table:style-name="Table1.A1" office:value-type="string">
            <text:p text:style-name="P2">Preconditions: PackSchedulerGUI has loaded and registrar user is logged in (T2). <text:s/>T23 has run.</text:p>
            <text:p text:style-name="P2"/>
            <text:p text:style-name="P2">Enter the following in the Course Information section:</text:p>
            <text:list xml:id="list36272161" text:continue-numbering="true" text:style-name="WWNum2">
              <text:list-item>
                <text:p text:style-name="P9">Course Name: <text:span text:style-name="T1">CSC236</text:span></text:p>
              </text:list-item>
              <text:list-item>
                <text:p text:style-name="P9">Course Title: <text:span text:style-name="T1">Computer Organization and Assembly Language</text:span></text:p>
              </text:list-item>
              <text:list-item>
                <text:p text:style-name="P9">Course Section: <text:span text:style-name="T1">0011</text:span></text:p>
              </text:list-item>
              <text:list-item>
                <text:p text:style-name="P9">Credits: <text:span text:style-name="T1">3</text:span></text:p>
              </text:list-item>
              <text:list-item>
                <text:p text:style-name="P9">Instructor Id: <text:span text:style-name="T1">lasher</text:span></text:p>
              </text:list-item>
              <text:list-item>
                <text:p text:style-name="P9">Start Time: <text:span text:style-name="T1">10:15 AM</text:span></text:p>
              </text:list-item>
              <text:list-item>
                <text:p text:style-name="P9">End Time: <text:span text:style-name="T1">11:30 AM</text:span></text:p>
              </text:list-item>
              <text:list-item>
                <text:p text:style-name="P9">Meeting Days: <text:span text:style-name="T1">Tuesday &amp; Thursday</text:span></text:p>
              </text:list-item>
            </text:list>
            <text:p text:style-name="P2">Click <text:span text:style-name="T1">Add Course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Error Message: Invalid section number</text:p>
          </table:table-cell>
          <table:table-cell table:style-name="Table1.A1" office:value-type="string">
            <text:p text:style-name="P6">Error Message: Invalid section number</text:p>
          </table:table-cell>
        </table:table-row>
        <table:table-row table:style-name="Table1.1">
          <table:table-cell table:style-name="Table1.A1" office:value-type="string">
            <text:p text:style-name="P2">T28: Add Invalid Course - section too long</text:p>
          </table:table-cell>
          <table:table-cell table:style-name="Table1.A1" office:value-type="string">
            <text:p text:style-name="P2">Preconditions: PackSchedulerGUI has loaded and registrar user is logged in (T2). <text:s/>T23 has run.</text:p>
            <text:p text:style-name="P2"/>
            <text:p text:style-name="P2">Enter the following in the Course Information section:</text:p>
            <text:list xml:id="list36284270" text:continue-numbering="true" text:style-name="WWNum2">
              <text:list-item>
                <text:p text:style-name="P9">Course Name: <text:span text:style-name="T1">CSC236</text:span></text:p>
              </text:list-item>
              <text:list-item>
                <text:p text:style-name="P9">Course Title: <text:span text:style-name="T1">Computer Organization and Assembly Language</text:span></text:p>
              </text:list-item>
              <text:list-item>
                <text:p text:style-name="P9">Course Section: <text:span text:style-name="T1">01</text:span></text:p>
              </text:list-item>
              <text:list-item>
                <text:p text:style-name="P9">Credits: <text:span text:style-name="T1">3</text:span></text:p>
              </text:list-item>
              <text:list-item>
                <text:p text:style-name="P9">Instructor Id: <text:span text:style-name="T1">lasher</text:span></text:p>
              </text:list-item>
              <text:list-item>
                <text:p text:style-name="P9"><text:soft-page-break/>Start Time: <text:span text:style-name="T1">10:15 AM</text:span></text:p>
              </text:list-item>
              <text:list-item>
                <text:p text:style-name="P9">End Time: <text:span text:style-name="T1">11:30 AM</text:span></text:p>
              </text:list-item>
              <text:list-item>
                <text:p text:style-name="P9">Meeting Days: <text:span text:style-name="T1">Tuesday &amp; Thursday</text:span></text:p>
              </text:list-item>
            </text:list>
            <text:p text:style-name="P2">Click <text:span text:style-name="T1">Add Course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oft-page-break/></text:p>
            <text:p text:style-name="P2"/>
            <text:p text:style-name="P2"/>
            <text:p text:style-name="P2">Error Message: Invalid section number</text:p>
          </table:table-cell>
          <table:table-cell table:style-name="Table1.A1" office:value-type="string">
            <text:p text:style-name="P6">Error Message: Invalid section number</text:p>
          </table:table-cell>
        </table:table-row>
        <table:table-row table:style-name="Table1.1">
          <table:table-cell table:style-name="Table1.A1" office:value-type="string">
            <text:p text:style-name="P2">T29: Add Invalid Course - no instructor id</text:p>
          </table:table-cell>
          <table:table-cell table:style-name="Table1.A1" office:value-type="string">
            <text:p text:style-name="P2">Preconditions: PackSchedulerGUI has loaded and registrar user is logged in (T2). <text:s/>T23 has run.</text:p>
            <text:p text:style-name="P2"/>
            <text:p text:style-name="P2">Enter the following in the Course Information section:</text:p>
            <text:list xml:id="list36263375" text:continue-numbering="true" text:style-name="WWNum2">
              <text:list-item>
                <text:p text:style-name="P9">Course Name: <text:span text:style-name="T1">CSC236</text:span></text:p>
              </text:list-item>
              <text:list-item>
                <text:p text:style-name="P9">Course Title: <text:span text:style-name="T1">Computer Organization and Assembly Language</text:span></text:p>
              </text:list-item>
              <text:list-item>
                <text:p text:style-name="P9">Course Section: <text:span text:style-name="T1">001</text:span></text:p>
              </text:list-item>
              <text:list-item>
                <text:p text:style-name="P9">Credits: <text:span text:style-name="T1">3</text:span></text:p>
              </text:list-item>
              <text:list-item>
                <text:p text:style-name="P9">Instructor Id: </text:p>
              </text:list-item>
              <text:list-item>
                <text:p text:style-name="P9">Start Time: <text:span text:style-name="T1">10:15 AM</text:span></text:p>
              </text:list-item>
              <text:list-item>
                <text:p text:style-name="P9">End Time: <text:span text:style-name="T1">11:30 AM</text:span></text:p>
              </text:list-item>
              <text:list-item>
                <text:p text:style-name="P9">Meeting Days: <text:span text:style-name="T1">Tuesday &amp; Thursday</text:span></text:p>
              </text:list-item>
            </text:list>
            <text:p text:style-name="P2">Click <text:span text:style-name="T1">Add Course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Error Message: Invalid instructor unity id</text:p>
          </table:table-cell>
          <table:table-cell table:style-name="Table1.A1" office:value-type="string">
            <text:p text:style-name="P6">Error Message: Invalid instructor unity id</text:p>
          </table:table-cell>
        </table:table-row>
        <table:table-row table:style-name="Table1.1">
          <table:table-cell table:style-name="Table1.A1" office:value-type="string">
            <text:p text:style-name="P2">T30: Add Invalid Course - end time after start time</text:p>
          </table:table-cell>
          <table:table-cell table:style-name="Table1.A1" office:value-type="string">
            <text:p text:style-name="P2">Preconditions: PackSchedulerGUI has loaded and registrar user is logged in (T2). <text:s/>T23 has run.</text:p>
            <text:p text:style-name="P2"/>
            <text:p text:style-name="P2">Enter the following in the Course Information section:</text:p>
            <text:list xml:id="list36275268" text:continue-numbering="true" text:style-name="WWNum2">
              <text:list-item>
                <text:p text:style-name="P9">Course Name: <text:span text:style-name="T1">CSC236</text:span></text:p>
              </text:list-item>
              <text:list-item>
                <text:p text:style-name="P9">Course Title: <text:span text:style-name="T1">Computer Organization and Assembly Language</text:span></text:p>
              </text:list-item>
              <text:list-item>
                <text:p text:style-name="P9">Course Section: <text:span text:style-name="T1">001</text:span></text:p>
              </text:list-item>
              <text:list-item>
                <text:p text:style-name="P9">Credits: <text:span text:style-name="T1">3</text:span></text:p>
              </text:list-item>
              <text:list-item>
                <text:p text:style-name="P9">Instructor Id: <text:span text:style-name="T1">lasher</text:span></text:p>
              </text:list-item>
              <text:list-item>
                <text:p text:style-name="P9"><text:soft-page-break/>Start Time: <text:span text:style-name="T1">11:30 AM</text:span></text:p>
              </text:list-item>
              <text:list-item>
                <text:p text:style-name="P9">End Time: <text:span text:style-name="T1">10:15 AM</text:span></text:p>
              </text:list-item>
              <text:list-item>
                <text:p text:style-name="P9">Meeting Days: <text:span text:style-name="T1">Tuesday &amp; Thursday</text:span></text:p>
              </text:list-item>
            </text:list>
            <text:p text:style-name="P2">Click <text:span text:style-name="T1">Add Course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oft-page-break/></text:p>
            <text:p text:style-name="P2"/>
            <text:p text:style-name="P2"/>
            <text:p text:style-name="P2">Error Message: Invalid course times</text:p>
          </table:table-cell>
          <table:table-cell table:style-name="Table1.A1" office:value-type="string">
            <text:p text:style-name="P6">Error Message: Invalid course times</text:p>
          </table:table-cell>
        </table:table-row>
        <table:table-row table:style-name="Table1.1">
          <table:table-cell table:style-name="Table1.A1" office:value-type="string">
            <text:p text:style-name="P2">T31: Add Invalid Course - no meeting days</text:p>
          </table:table-cell>
          <table:table-cell table:style-name="Table1.A1" office:value-type="string">
            <text:p text:style-name="P2">Preconditions: PackSchedulerGUI has loaded and registrar user is logged in (T2). <text:s/>T23 has run.</text:p>
            <text:p text:style-name="P2"/>
            <text:p text:style-name="P2">Enter the following in the Course Information section:</text:p>
            <text:list xml:id="list36258010" text:continue-numbering="true" text:style-name="WWNum2">
              <text:list-item>
                <text:p text:style-name="P9">Course Name: <text:span text:style-name="T1">CSC236</text:span></text:p>
              </text:list-item>
              <text:list-item>
                <text:p text:style-name="P9">Course Title: <text:span text:style-name="T1">Computer Organization and Assembly Language</text:span></text:p>
              </text:list-item>
              <text:list-item>
                <text:p text:style-name="P9">Course Section: <text:span text:style-name="T1">001</text:span></text:p>
              </text:list-item>
              <text:list-item>
                <text:p text:style-name="P9">Credits: <text:span text:style-name="T1">3</text:span></text:p>
              </text:list-item>
              <text:list-item>
                <text:p text:style-name="P9">Instructor Id: <text:span text:style-name="T1">lasher</text:span></text:p>
              </text:list-item>
              <text:list-item>
                <text:p text:style-name="P9">Start Time: <text:span text:style-name="T1">10:15 AM</text:span></text:p>
              </text:list-item>
              <text:list-item>
                <text:p text:style-name="P9">End Time: <text:span text:style-name="T1">11:30 AM</text:span></text:p>
              </text:list-item>
              <text:list-item>
                <text:p text:style-name="P9">Meeting Days: </text:p>
              </text:list-item>
            </text:list>
            <text:p text:style-name="P2">Click <text:span text:style-name="T1">Add Course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Error Message: Invalid meeting days</text:p>
          </table:table-cell>
          <table:table-cell table:style-name="Table1.A1" office:value-type="string">
            <text:p text:style-name="P6">Error Message: Invalid meeting days</text:p>
          </table:table-cell>
        </table:table-row>
        <table:table-row table:style-name="Table1.1">
          <table:table-cell table:style-name="Table1.A1" office:value-type="string">
            <text:p text:style-name="P2">T32: Add Course - end</text:p>
          </table:table-cell>
          <table:table-cell table:style-name="Table1.A1" office:value-type="string">
            <text:p text:style-name="P2">Preconditions: PackSchedulerGUI has loaded and registrar user is logged in (T2). <text:s/>T23 has run.</text:p>
            <text:p text:style-name="P2"/>
            <text:p text:style-name="P2">Enter the following in the Course Information section:</text:p>
            <text:list xml:id="list36279611" text:continue-numbering="true" text:style-name="WWNum2">
              <text:list-item>
                <text:p text:style-name="P9">Course Name: <text:span text:style-name="T1">CSC236</text:span></text:p>
              </text:list-item>
              <text:list-item>
                <text:p text:style-name="P9">Course Title: <text:span text:style-name="T1">Computer Organization and Assembly Language</text:span></text:p>
              </text:list-item>
              <text:list-item>
                <text:p text:style-name="P9">Course Section: <text:span text:style-name="T1">001</text:span></text:p>
              </text:list-item>
              <text:list-item>
                <text:p text:style-name="P9">Credits: <text:span text:style-name="T1">3</text:span></text:p>
              </text:list-item>
              <text:list-item>
                <text:p text:style-name="P9">Instructor Id: <text:span text:style-name="T1">lasher</text:span></text:p>
              </text:list-item>
              <text:list-item>
                <text:p text:style-name="P9"><text:soft-page-break/>Start Time: <text:span text:style-name="T1">10:15 AM</text:span></text:p>
              </text:list-item>
              <text:list-item>
                <text:p text:style-name="P9">End Time: <text:span text:style-name="T1">11:30 AM</text:span></text:p>
              </text:list-item>
              <text:list-item>
                <text:p text:style-name="P9">Meeting Days: <text:span text:style-name="T1">Tuesday &amp; Thursday</text:span></text:p>
              </text:list-item>
            </text:list>
            <text:p text:style-name="P2">Click <text:span text:style-name="T1">Add Course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oft-page-break/></text:p>
            <text:p text:style-name="P2"/>
            <text:p text:style-name="P2"/>
            <text:p text:style-name="P2">CSC236-001 is added to the list at the end following CSC230-001</text:p>
          </table:table-cell>
          <table:table-cell table:style-name="Table1.A1" office:value-type="string">
            <text:p text:style-name="P6">CSC236-001 is added to the list at the end following CSC230-001</text:p>
          </table:table-cell>
        </table:table-row>
        <table:table-row table:style-name="Table1.1">
          <table:table-cell table:style-name="Table1.A1" office:value-type="string">
            <text:p text:style-name="P2">T33: Add Course - front</text:p>
          </table:table-cell>
          <table:table-cell table:style-name="Table1.A1" office:value-type="string">
            <text:p text:style-name="P2">Preconditions: PackSchedulerGUI has loaded and registrar user is logged in (T2). <text:s/>T23 has run.</text:p>
            <text:p text:style-name="P2"/>
            <text:p text:style-name="P2">Enter the following in the Course Information section:</text:p>
            <text:list xml:id="list36279272" text:continue-numbering="true" text:style-name="WWNum2">
              <text:list-item>
                <text:p text:style-name="P9">Course Name: <text:span text:style-name="T1">CSC113</text:span></text:p>
              </text:list-item>
              <text:list-item>
                <text:p text:style-name="P9">Course Title: <text:span text:style-name="T1">Introduction to Computer - MATLAB</text:span></text:p>
              </text:list-item>
              <text:list-item>
                <text:p text:style-name="P9">Course Section: <text:span text:style-name="T1">001</text:span></text:p>
              </text:list-item>
              <text:list-item>
                <text:p text:style-name="P9">Credits: <text:span text:style-name="T1">3</text:span></text:p>
              </text:list-item>
              <text:list-item>
                <text:p text:style-name="P9">Instructor Id: <text:span text:style-name="T1">tbdimitr</text:span></text:p>
              </text:list-item>
              <text:list-item>
                <text:p text:style-name="P9">Start Time: <text:span text:style-name="T1">3:00 PM</text:span></text:p>
              </text:list-item>
              <text:list-item>
                <text:p text:style-name="P9">End Time: <text:span text:style-name="T1">3:50 PM</text:span></text:p>
              </text:list-item>
              <text:list-item>
                <text:p text:style-name="P9">Meeting Days: <text:span text:style-name="T1">Monday &amp; Wednesday</text:span></text:p>
              </text:list-item>
            </text:list>
            <text:p text:style-name="P2">Click <text:span text:style-name="T1">Add Course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CSC113-001 is added to the list at the front and is followed by CSC116-001.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2">T34: Add Course - middle</text:p>
          </table:table-cell>
          <table:table-cell table:style-name="Table1.A1" office:value-type="string">
            <text:p text:style-name="P2">Preconditions: PackSchedulerGUI has loaded and registrar user is logged in (T2). <text:s/>T23 has run.</text:p>
            <text:p text:style-name="P2"/>
            <text:p text:style-name="P2">Enter the following in the Course Information section:</text:p>
            <text:list xml:id="list36279783" text:continue-numbering="true" text:style-name="WWNum2">
              <text:list-item>
                <text:p text:style-name="P9">Course Name: <text:span text:style-name="T1">CSC116</text:span></text:p>
              </text:list-item>
              <text:list-item>
                <text:p text:style-name="P9">Course Title: <text:span text:style-name="T1">Introduction to Programming - Java</text:span></text:p>
              </text:list-item>
              <text:list-item>
                <text:p text:style-name="P9">Course Section: <text:span text:style-name="T1">006</text:span></text:p>
              </text:list-item>
              <text:list-item>
                <text:p text:style-name="P9">Credits: <text:span text:style-name="T1">3</text:span></text:p>
              </text:list-item>
              <text:list-item>
                <text:p text:style-name="P9">Instructor Id: <text:span text:style-name="T1">jdyoung2</text:span></text:p>
              </text:list-item>
              <text:list-item>
                <text:p text:style-name="P9"><text:soft-page-break/>Start Time: <text:span text:style-name="T1">10:40 AM</text:span></text:p>
              </text:list-item>
              <text:list-item>
                <text:p text:style-name="P9">End Time: <text:span text:style-name="T1">12:30 PM</text:span></text:p>
              </text:list-item>
              <text:list-item>
                <text:p text:style-name="P9">Meeting Days: <text:span text:style-name="T1">Tuesday &amp; Thursday</text:span></text:p>
              </text:list-item>
            </text:list>
            <text:p text:style-name="P2">Click <text:span text:style-name="T1">Add Course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<text:soft-page-break/></text:p>
            <text:p text:style-name="P2"/>
            <text:p text:style-name="P2"/>
            <text:p text:style-name="P2">CSC116-006 is added to the list between CSC116-003 and CSC216-001.</text:p>
          </table:table-cell>
          <table:table-cell table:style-name="Table1.A1" office:value-type="string">
            <text:p text:style-name="P6">CSC116-006 is added to the list between CSC116-003 and CSC216-001.</text:p>
          </table:table-cell>
        </table:table-row>
        <table:table-row table:style-name="Table1.1">
          <table:table-cell table:style-name="Table1.A1" office:value-type="string">
            <text:p text:style-name="P2">T35: Remove Course - no selection</text:p>
          </table:table-cell>
          <table:table-cell table:style-name="Table1.A1" office:value-type="string">
            <text:p text:style-name="P2">Preconditions: PackSchedulerGUI has loaded and registrar user is logged in (T2). <text:s/></text:p>
            <text:p text:style-name="P2"/>
            <text:p text:style-name="P2">Click <text:span text:style-name="T1">Remove Course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>Error Message: No course selected</text:p>
          </table:table-cell>
          <table:table-cell table:style-name="Table1.A1" office:value-type="string">
            <text:p text:style-name="P6">Error Message: No course selected</text:p>
          </table:table-cell>
        </table:table-row>
        <table:table-row table:style-name="Table1.1">
          <table:table-cell table:style-name="Table1.A1" office:value-type="string">
            <text:p text:style-name="P2">T36: Remove Course - middle</text:p>
          </table:table-cell>
          <table:table-cell table:style-name="Table1.A1" office:value-type="string">
            <text:p text:style-name="P2">Preconditions: PackSchedulerGUI has loaded and registrar user is logged in (T2). <text:s/></text:p>
            <text:p text:style-name="P2"/>
            <text:p text:style-name="P2">Select <text:span text:style-name="T1">CSC216-001</text:span></text:p>
            <text:p text:style-name="P2"/>
            <text:p text:style-name="P2">Click <text:span text:style-name="T1">Remove Course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>CSC216-001 is removed. <text:s/>CSC116-006 is followed by CSC216-002.</text:p>
          </table:table-cell>
          <table:table-cell table:style-name="Table1.A1" office:value-type="string">
            <text:p text:style-name="P6">CSC216-001 is removed. <text:s/>CSC116-006 is followed by CSC216-002.</text:p>
          </table:table-cell>
        </table:table-row>
        <table:table-row table:style-name="Table1.1">
          <table:table-cell table:style-name="Table1.A1" office:value-type="string">
            <text:p text:style-name="P2">T37: Remove Course - front</text:p>
          </table:table-cell>
          <table:table-cell table:style-name="Table1.A1" office:value-type="string">
            <text:p text:style-name="P2">Preconditions: PackSchedulerGUI has loaded and registrar user is logged in (T2). <text:s/>T33 has run.</text:p>
            <text:p text:style-name="P2"/>
            <text:p text:style-name="P2">Select <text:span text:style-name="T1">CSC113-001</text:span></text:p>
            <text:p text:style-name="P2"/>
            <text:p text:style-name="P2">Click <text:span text:style-name="T1">Remove Course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>CSC113-001 is removed. <text:s/>CSC116-001 is the first course in the catalog</text:p>
          </table:table-cell>
          <table:table-cell table:style-name="Table1.A1" office:value-type="string">
            <text:p text:style-name="P6">CSC113-001 is removed. <text:s/>CSC116-001 is the first course in the catalog</text:p>
          </table:table-cell>
        </table:table-row>
        <table:table-row table:style-name="Table1.1">
          <table:table-cell table:style-name="Table1.A1" office:value-type="string">
            <text:p text:style-name="P2">T38: Remove Course - back</text:p>
          </table:table-cell>
          <table:table-cell table:style-name="Table1.A1" office:value-type="string">
            <text:p text:style-name="P2">Preconditions: PackSchedulerGUI has loaded and registrar user is logged in (T2). <text:s/>T32 has run.</text:p>
            <text:p text:style-name="P2"/>
            <text:p text:style-name="P2">Select <text:span text:style-name="T1">CSC236-001</text:span></text:p>
            <text:p text:style-name="P2"/>
            <text:p text:style-name="P2"><text:soft-page-break/>Click <text:span text:style-name="T1">Remove Course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><text:soft-page-break/>CSC236-001 is removed.</text:p>
            <text:p text:style-name="P2">CSC230-001 is the last course in the catalog</text:p>
          </table:table-cell>
          <table:table-cell table:style-name="Table1.A1" office:value-type="string">
            <text:p text:style-name="P2">CSC236-001 is removed.</text:p>
            <text:p text:style-name="P6">CSC230-001 is the last course in the catalog</text:p>
          </table:table-cell>
        </table:table-row>
        <table:table-row table:style-name="Table1.1">
          <table:table-cell table:style-name="Table1.A1" office:value-type="string">
            <text:p text:style-name="P2">T39: Save Course Catalog</text:p>
          </table:table-cell>
          <table:table-cell table:style-name="Table1.A1" office:value-type="string">
            <text:p text:style-name="P2">Preconditions: PackSchedulerGUI has loaded and registrar user is logged in (T2). <text:s/>T32-T38 have run.</text:p>
            <text:p text:style-name="P2"/>
            <text:p text:style-name="P2">Click <text:span text:style-name="T1">Save Course Catalog</text:span></text:p>
            <text:p text:style-name="P3"/>
            <text:p text:style-name="P2">Select <text:span text:style-name="T1">test-files</text:span> directory and name the file <text:span text:style-name="T1">t39_course_catalog.txt</text:span>.</text:p>
          </table:table-cell>
          <table:table-cell table:style-name="Table1.A1" office:value-type="string">
            <text:p text:style-name="P2">Contents should be:</text:p>
            <text:p text:style-name="P2"/>
            <text:p text:style-name="P2">CSC116,Intro to Programming - Java,001,3,jdyoung2,MW,910,1100</text:p>
            <text:p text:style-name="P2">CSC116,Intro to Programming - Java,002,3,spbalik,MW,1120,1310</text:p>
            <text:p text:style-name="P2">CSC116,Intro to Programming - Java,003,3,tbdimitr,TH,1120,1310</text:p>
            <text:p text:style-name="P2">CSC116,Java,006,3,jdyoung2,TH,1040,1230</text:p>
            <text:p text:style-name="P2">CSC216,Programming Concepts - Java,002,4,jtking,MW,1330,1445</text:p>
            <text:p text:style-name="P2">CSC216,Programming Concepts - Java,601,4,jep,A</text:p>
            <text:p text:style-name="P2">CSC226,Discrete Mathematics for Computer Scientists,001,3,tmbarnes,MWF,935,1025</text:p>
            <text:p text:style-name="P2">CSC230,C and Software Tools,001,3,dbsturgi,MW,1145,1300</text:p>
          </table:table-cell>
          <table:table-cell table:style-name="Table1.A1" office:value-type="string">
            <text:p text:style-name="P2">Contents should be:</text:p>
            <text:p text:style-name="P2"/>
            <text:p text:style-name="P2">CSC116,Intro to Programming - Java,001,3,jdyoung2,MW,910,1100</text:p>
            <text:p text:style-name="P2">CSC116,Intro to Programming - Java,002,3,spbalik,MW,1120,1310</text:p>
            <text:p text:style-name="P2">CSC116,Intro to Programming - Java,003,3,tbdimitr,TH,1120,1310</text:p>
            <text:p text:style-name="P2">CSC116,Java,006,3,jdyoung2,TH,1040,1230</text:p>
            <text:p text:style-name="P2">CSC216,Programming Concepts - Java,002,4,jtking,MW,1330,1445</text:p>
            <text:p text:style-name="P2">CSC216,Programming Concepts - Java,601,4,jep,A</text:p>
            <text:p text:style-name="P2">CSC226,Discrete Mathematics for Computer Scientists,001,3,tmbarnes,MWF,935,1025</text:p>
            <text:p text:style-name="P6">CSC230,C and Software Tools,001,3,dbsturgi,MW,1145,1300 </text:p>
          </table:table-cell>
        </table:table-row>
        <table:table-row table:style-name="Table1.1">
          <table:table-cell table:style-name="Table1.A1" office:value-type="string">
            <text:p text:style-name="P2">T40: New Course <text:soft-page-break/>Catalog</text:p>
          </table:table-cell>
          <table:table-cell table:style-name="Table1.A1" office:value-type="string">
            <text:p text:style-name="P2">Preconditions: PackSchedulerGUI has loaded and registrar user is logged in (T2). <text:s/>T12-T18 have run.</text:p>
            <text:p text:style-name="P2"><text:soft-page-break/></text:p>
            <text:p text:style-name="P2">Click <text:span text:style-name="T1">New Course Catalog</text:span></text:p>
          </table:table-cell>
          <table:table-cell table:style-name="Table1.A1" office:value-type="string">
            <text:p text:style-name="P3"/>
            <text:p text:style-name="P3"/>
            <text:p text:style-name="P3"><text:soft-page-break/></text:p>
            <text:p text:style-name="P2">An empty course catalog is shown.</text:p>
          </table:table-cell>
          <table:table-cell table:style-name="Table1.A1" office:value-type="string">
            <text:p text:style-name="P6">An empty course catalog is shown.</text:p>
          </table:table-cell>
        </table:table-row>
        <table:table-row table:style-name="Table1.1">
          <table:table-cell table:style-name="Table1.A1" office:value-type="string">
            <text:p text:style-name="P2">T41: Add Course - first</text:p>
          </table:table-cell>
          <table:table-cell table:style-name="Table1.A1" office:value-type="string">
            <text:p text:style-name="P2">Preconditions: PackSchedulerGUI has loaded and registrar user is logged in (T2). <text:s/>T20 has run.</text:p>
            <text:p text:style-name="P2"/>
            <text:p text:style-name="P2">Enter the following in the Course Information section:</text:p>
            <text:list xml:id="list36274569" text:continue-numbering="true" text:style-name="WWNum2">
              <text:list-item>
                <text:p text:style-name="P9">Course Name: <text:span text:style-name="T1">CSC216</text:span></text:p>
              </text:list-item>
              <text:list-item>
                <text:p text:style-name="P9">Course Title: <text:span text:style-name="T1">Programming Concepts - Java</text:span></text:p>
              </text:list-item>
              <text:list-item>
                <text:p text:style-name="P9">Course Section: <text:span text:style-name="T1">601</text:span></text:p>
              </text:list-item>
              <text:list-item>
                <text:p text:style-name="P9">Credits: <text:span text:style-name="T1">4</text:span></text:p>
              </text:list-item>
              <text:list-item>
                <text:p text:style-name="P9">Instructor Id: <text:span text:style-name="T1">jep</text:span></text:p>
              </text:list-item>
              <text:list-item>
                <text:p text:style-name="P9">Start Time: </text:p>
              </text:list-item>
              <text:list-item>
                <text:p text:style-name="P9">End Time: </text:p>
              </text:list-item>
              <text:list-item>
                <text:p text:style-name="P9">Meeting Days: <text:span text:style-name="T1">Arranged</text:span></text:p>
              </text:list-item>
            </text:list>
            <text:p text:style-name="P2">Click <text:span text:style-name="T1">Add Course</text:span></text:p>
            <text:p text:style-name="P3"/>
            <text:p text:style-name="P2">Click <text:span text:style-name="T1">OK</text:span></text:p>
          </table:table-cell>
          <table:table-cell table:style-name="Table1.A1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CSC216-601 is added to the list</text:p>
          </table:table-cell>
          <table:table-cell table:style-name="Table1.A1" office:value-type="string">
            <text:p text:style-name="P6">CSC216-601 is added to the list</text:p>
          </table:table-cell>
        </table:table-row>
        <table:table-row table:style-name="Table1.1">
          <table:table-cell table:style-name="Table1.A1" office:value-type="string">
            <text:p text:style-name="P2">T42: Logout</text:p>
          </table:table-cell>
          <table:table-cell table:style-name="Table1.A1" office:value-type="string">
            <text:p text:style-name="P2">Preconditions: PackSchedulerGUI has loaded and registrar user is logged in (T2).</text:p>
            <text:p text:style-name="P2"/>
            <text:p text:style-name="P2">Click <text:span text:style-name="T1">Logout</text:span>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2">User is returned to the Login view</text:p>
          </table:table-cell>
          <table:table-cell table:style-name="Table1.A1" office:value-type="string">
            <text:p text:style-name="P6">User is returned to the Login view</text:p>
          </table:table-cell>
        </table:table-row>
        <table:table-row table:style-name="Table1.1">
          <table:table-cell table:style-name="Table1.A1" office:value-type="string">
            <text:p text:style-name="P2">T42: Login Student</text:p>
          </table:table-cell>
          <table:table-cell table:style-name="Table1.A1" office:value-type="string">
            <text:p text:style-name="P2">Preconditions: PackSchedulerGUI has loaded and registrar user is logged in (T2). T21 has run</text:p>
            <text:p text:style-name="P2"/>
            <text:p text:style-name="P2">User ID: <text:span text:style-name="T1">pwilkins</text:span></text:p>
            <text:p text:style-name="P2">Password: <text:span text:style-name="T1">pw</text:span></text:p>
            <text:p text:style-name="P3"/>
            <text:p text:style-name="P2">Click: <text:span text:style-name="T1">Login</text:span></text:p>
          </table:table-cell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2">pwilkins is logged in and is switched to the user view. <text:s/>All <text:soft-page-break/>that is shown is a Logout button.</text:p>
          </table:table-cell>
          <table:table-cell table:style-name="Table1.A1" office:value-type="string">
            <text:p text:style-name="P6">pwilkins is logged in and is switched to the user view. <text:s/>All that is shown is a Logout button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in" fo:margin-bottom="0.0417in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in" fo:margin-bottom="0.222in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portrait" fo:margin-top="1in" fo:margin-bottom="1in" fo:margin-left="1in" fo:margin-right="1in" style:writing-mode="lr-tb" style:layout-grid-color="#c0c0c0" style:layout-grid-lines="16510" style:layout-grid-base-height="0.0693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dc:date>2018-10-16T15:13:47.06</dc:date>
    <meta:editing-duration>PT19H19M31S</meta:editing-duration>
    <meta:editing-cycles>2</meta:editing-cycles>
    <meta:document-statistic meta:table-count="1" meta:image-count="0" meta:object-count="0" meta:page-count="19" meta:paragraph-count="520" meta:word-count="2948" meta:character-count="19430"/>
  </office:meta>
</office:document-meta>
</file>